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bottom="0.0416in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0.3902in" style:use-optimal-column-width="false"/>
    </style:style>
    <style:style style:name="TableColumn4" style:family="table-column">
      <style:table-column-properties style:column-width="0.7131in" style:use-optimal-column-width="false"/>
    </style:style>
    <style:style style:name="TableColumn5" style:family="table-column">
      <style:table-column-properties style:column-width="0.2625in" style:use-optimal-column-width="false"/>
    </style:style>
    <style:style style:name="TableColumn6" style:family="table-column">
      <style:table-column-properties style:column-width="1.0229in" style:use-optimal-column-width="false"/>
    </style:style>
    <style:style style:name="TableColumn7" style:family="table-column">
      <style:table-column-properties style:column-width="0.1166in" style:use-optimal-column-width="false"/>
    </style:style>
    <style:style style:name="TableColumn8" style:family="table-column">
      <style:table-column-properties style:column-width="0.709in" style:use-optimal-column-width="false"/>
    </style:style>
    <style:style style:name="TableColumn9" style:family="table-column">
      <style:table-column-properties style:column-width="0.3687in" style:use-optimal-column-width="false"/>
    </style:style>
    <style:style style:name="TableColumn10" style:family="table-column">
      <style:table-column-properties style:column-width="0.4659in" style:use-optimal-column-width="false"/>
    </style:style>
    <style:style style:name="TableColumn11" style:family="table-column">
      <style:table-column-properties style:column-width="0.5118in" style:use-optimal-column-width="false"/>
    </style:style>
    <style:style style:name="TableColumn12" style:family="table-column">
      <style:table-column-properties style:column-width="0.2166in" style:use-optimal-column-width="false"/>
    </style:style>
    <style:style style:name="TableColumn13" style:family="table-column">
      <style:table-column-properties style:column-width="0.2951in" style:use-optimal-column-width="false"/>
    </style:style>
    <style:style style:name="TableColumn14" style:family="table-column">
      <style:table-column-properties style:column-width="0.227in" style:use-optimal-column-width="false"/>
    </style:style>
    <style:style style:name="TableColumn15" style:family="table-column">
      <style:table-column-properties style:column-width="0.5118in" style:use-optimal-column-width="false"/>
    </style:style>
    <style:style style:name="TableColumn16" style:family="table-column">
      <style:table-column-properties style:column-width="0.1604in" style:use-optimal-column-width="false"/>
    </style:style>
    <style:style style:name="TableColumn17" style:family="table-column">
      <style:table-column-properties style:column-width="0.2819in" style:use-optimal-column-width="false"/>
    </style:style>
    <style:style style:name="TableColumn18" style:family="table-column">
      <style:table-column-properties style:column-width="0.9333in" style:use-optimal-column-width="false"/>
    </style:style>
    <style:style style:name="Table2" style:family="table">
      <style:table-properties style:width="7.1875in" fo:margin-left="-0.725in" table:align="left"/>
    </style:style>
    <style:style style:name="TableRow19" style:family="table-row">
      <style:table-row-properties style:min-row-height="0.3312in" style:use-optimal-row-height="false" fo:keep-together="always"/>
    </style:style>
    <style:style style:name="TableCell20" style:family="table-cell">
      <style:table-cell-properties fo:border-top="0.0208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TableCell22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TableCell24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P26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TableCell27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TableCell29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P31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TableCell32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3" style:parent-style-name="Standard" style:family="paragraph">
      <style:paragraph-properties style:snap-to-layout-grid="false" fo:text-align="end" fo:line-height="0.1666in" fo:margin-right="0.0784in"/>
      <style:text-properties style:font-name="標楷體" style:font-name-asian="標楷體" fo:letter-spacing="-0.0166in" fo:font-size="10pt" style:font-size-asian="10pt"/>
    </style:style>
    <style:style style:name="TableRow34" style:family="table-row">
      <style:table-row-properties style:min-row-height="0.3312in" style:use-optimal-row-height="false" fo:keep-together="always"/>
    </style:style>
    <style:style style:name="TableCell35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2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P43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TableCell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Row50" style:family="table-row">
      <style:table-row-properties style:row-height="0.1972in" style:use-optimal-row-height="false" fo:keep-together="always"/>
    </style:style>
    <style:style style:name="TableCell51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1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3" style:family="table-cell">
      <style:table-cell-properties fo:border-top="0.0104in solid #000000" fo:border-left="0.0069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65" style:family="table-row">
      <style:table-row-properties style:row-height="0.1972in" style:use-optimal-row-height="false" fo:keep-together="always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72" style:family="table-row">
      <style:table-row-properties style:row-height="0.1972in" style:use-optimal-row-height="false" fo:keep-together="always"/>
    </style:style>
    <style:style style:name="TableCell73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3" style:family="table-row">
      <style:table-row-properties style:row-height="0.1972in" style:use-optimal-row-height="false" fo:keep-together="always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90" style:family="table-row">
      <style:table-row-properties style:row-height="0.1972in" style:use-optimal-row-height="false" fo:keep-together="always"/>
    </style:style>
    <style:style style:name="TableCell9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2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9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97" style:family="table-row">
      <style:table-row-properties style:row-height="0.1972in" style:use-optimal-row-height="false" fo:keep-together="always"/>
    </style:style>
    <style:style style:name="TableCell98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0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10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10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08" style:family="table-row">
      <style:table-row-properties style:row-height="0.1972in" style:use-optimal-row-height="false" fo:keep-together="always"/>
    </style:style>
    <style:style style:name="TableCell1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0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Row111" style:family="table-row">
      <style:table-row-properties style:row-height="0.1972in" style:use-optimal-row-height="false" fo:keep-together="always"/>
    </style:style>
    <style:style style:name="TableCell1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1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1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18" style:family="table-row">
      <style:table-row-properties style:row-height="0.1972in" style:use-optimal-row-height="false" fo:keep-together="always"/>
    </style:style>
    <style:style style:name="TableCell1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0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Row121" style:family="table-row">
      <style:table-row-properties style:row-height="0.1972in" style:use-optimal-row-height="false" fo:keep-together="always"/>
    </style:style>
    <style:style style:name="TableCell122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1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12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32" style:family="table-row">
      <style:table-row-properties style:row-height="0.1972in" style:use-optimal-row-height="false" fo:keep-together="always"/>
    </style:style>
    <style:style style:name="TableCell13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1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39" style:family="table-row">
      <style:table-row-properties style:row-height="0.1972in" style:use-optimal-row-height="false" fo:keep-together="always"/>
    </style:style>
    <style:style style:name="TableCell1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1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46" style:family="table-row">
      <style:table-row-properties style:row-height="0.1972in" style:use-optimal-row-height="false" fo:keep-together="always"/>
    </style:style>
    <style:style style:name="TableCell14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Row149" style:family="table-row">
      <style:table-row-properties style:row-height="0.1972in" style:use-optimal-row-height="false" fo:keep-together="always"/>
    </style:style>
    <style:style style:name="TableCell150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1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5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3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1pt" style:font-size-asian="11pt"/>
    </style:style>
    <style:style style:name="TableCell1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5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1pt" style:font-size-asian="11pt"/>
    </style:style>
    <style:style style:name="TableCell1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9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60" style:family="table-row">
      <style:table-row-properties style:row-height="0.1972in" style:use-optimal-row-height="false" fo:keep-together="always"/>
    </style:style>
    <style:style style:name="TableCell16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2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1pt" style:font-size-asian="11pt"/>
    </style:style>
    <style:style style:name="TableRow163" style:family="table-row">
      <style:table-row-properties style:row-height="0.1972in" style:use-optimal-row-height="false" fo:keep-together="always"/>
    </style:style>
    <style:style style:name="TableCell1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5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1pt" style:font-size-asian="11pt"/>
    </style:style>
    <style:style style:name="TableCell16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 style:font-size-complex="11pt"/>
    </style:style>
    <style:style style:name="TableCell16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9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70" style:family="table-row">
      <style:table-row-properties style:row-height="0.1972in" style:use-optimal-row-height="false" fo:keep-together="always"/>
    </style:style>
    <style:style style:name="TableCell1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2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1pt" style:font-size-asian="11pt"/>
    </style:style>
    <style:style style:name="TableRow173" style:family="table-row">
      <style:table-row-properties style:row-height="0.1972in" style:use-optimal-row-height="false" fo:keep-together="always"/>
    </style:style>
    <style:style style:name="TableCell174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1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9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1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 style:font-size-complex="11pt"/>
    </style:style>
    <style:style style:name="TableCell18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84" style:family="table-row">
      <style:table-row-properties style:row-height="0.1972in" style:use-optimal-row-height="false" fo:keep-together="always"/>
    </style:style>
    <style:style style:name="TableCell1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1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 style:font-size-complex="11pt"/>
    </style:style>
    <style:style style:name="TableCell18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91" style:family="table-row">
      <style:table-row-properties style:row-height="0.1972in" style:use-optimal-row-height="false" fo:keep-together="always"/>
    </style:style>
    <style:style style:name="TableCell1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1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 style:font-size-complex="11pt"/>
    </style:style>
    <style:style style:name="TableCell1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98" style:family="table-row">
      <style:table-row-properties style:row-height="0.1972in" style:use-optimal-row-height="false" fo:keep-together="always"/>
    </style:style>
    <style:style style:name="TableCell1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0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Cell20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 style:font-size-complex="11pt"/>
    </style:style>
    <style:style style:name="TableCell2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05" style:family="table-row">
      <style:table-row-properties style:row-height="0.1972in" style:use-optimal-row-height="false" fo:keep-together="always"/>
    </style:style>
    <style:style style:name="TableCell2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0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Row208" style:family="table-row">
      <style:table-row-properties style:row-height="0.1972in" style:use-optimal-row-height="false" fo:keep-together="always"/>
    </style:style>
    <style:style style:name="TableCell20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0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1pt" style:font-size-asian="11pt"/>
    </style:style>
    <style:style style:name="TableRow211" style:family="table-row">
      <style:table-row-properties style:row-height="0.1972in" style:use-optimal-row-height="false" fo:keep-together="always"/>
    </style:style>
    <style:style style:name="TableCell212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1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216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7" style:parent-style-name="Standard" style:family="paragraph">
      <style:paragraph-properties style:snap-to-layout-grid="false" style:line-height-at-least="0.1666in"/>
      <style:text-properties style:font-name="標楷體" style:font-name-asian="標楷體" fo:letter-spacing="-0.0041in" fo:font-size="11pt" style:font-size-asian="11pt"/>
    </style:style>
    <style:style style:name="TableCell21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 style:font-size-complex="11pt"/>
    </style:style>
    <style:style style:name="TableCell220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22" style:family="table-row">
      <style:table-row-properties style:row-height="0.1972in" style:use-optimal-row-height="false" fo:keep-together="always"/>
    </style:style>
    <style:style style:name="TableCell22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4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2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 style:font-size-complex="11pt"/>
    </style:style>
    <style:style style:name="TableCell227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2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29" style:family="table-row">
      <style:table-row-properties style:row-height="0.1972in" style:use-optimal-row-height="false" fo:keep-together="always"/>
    </style:style>
    <style:style style:name="TableCell230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1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3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 style:font-size-complex="11pt"/>
    </style:style>
    <style:style style:name="TableCell234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36" style:family="table-row">
      <style:table-row-properties style:row-height="0.1972in" style:use-optimal-row-height="false" fo:keep-together="always"/>
    </style:style>
    <style:style style:name="TableCell237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8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3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41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4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43" style:family="table-row">
      <style:table-row-properties style:row-height="0.1972in" style:use-optimal-row-height="false" fo:keep-together="always"/>
    </style:style>
    <style:style style:name="TableCell244" style:family="table-cell">
      <style:table-cell-properties fo:border-top="0.0104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45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46" style:family="table-cell">
      <style:table-cell-properties fo:border-top="0.0104in solid #000000" fo:border-left="0.0104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4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48" style:family="table-cell">
      <style:table-cell-properties fo:border-top="0.0104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4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50" style:family="table-row">
      <style:table-row-properties style:row-height="0.1972in" style:use-optimal-row-height="false" fo:keep-together="always"/>
    </style:style>
    <style:style style:name="TableCell251" style:family="table-cell">
      <style:table-cell-properties fo:border-top="0.0069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2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53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55" style:family="table-cell">
      <style:table-cell-properties fo:border-top="0.0069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57" style:family="table-row">
      <style:table-row-properties style:row-height="0.1972in" style:use-optimal-row-height="false" fo:keep-together="always"/>
    </style:style>
    <style:style style:name="TableCell258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60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262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3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6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66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6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68" style:family="table-row">
      <style:table-row-properties style:row-height="0.1972in" style:use-optimal-row-height="false" fo:keep-together="always"/>
    </style:style>
    <style:style style:name="TableCell269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0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7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75" style:family="table-row">
      <style:table-row-properties style:row-height="0.1972in" style:use-optimal-row-height="false" fo:keep-together="always"/>
    </style:style>
    <style:style style:name="TableCell276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7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80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82" style:family="table-row">
      <style:table-row-properties style:row-height="0.1972in" style:use-optimal-row-height="false" fo:keep-together="always"/>
    </style:style>
    <style:style style:name="TableCell28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4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87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8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289" style:family="table-row">
      <style:table-row-properties style:row-height="0.1972in" style:use-optimal-row-height="false" fo:keep-together="always"/>
    </style:style>
    <style:style style:name="TableCell290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294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5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2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29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300" style:family="table-row">
      <style:table-row-properties style:row-height="0.1972in" style:use-optimal-row-height="false" fo:keep-together="always"/>
    </style:style>
    <style:style style:name="TableCell301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2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305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307" style:family="table-row">
      <style:table-row-properties style:row-height="0.1972in" style:use-optimal-row-height="false" fo:keep-together="always"/>
    </style:style>
    <style:style style:name="TableCell30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09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1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312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1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314" style:family="table-row">
      <style:table-row-properties style:row-height="0.1972in" style:use-optimal-row-height="false" fo:keep-together="always"/>
    </style:style>
    <style:style style:name="TableCell315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16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Row317" style:family="table-row">
      <style:table-row-properties style:row-height="0.1972in" style:use-optimal-row-height="false" fo:keep-together="always"/>
    </style:style>
    <style:style style:name="TableCell318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1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2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2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322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23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2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326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2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328" style:family="table-row">
      <style:table-row-properties style:row-height="0.1972in" style:use-optimal-row-height="false" fo:keep-together="always"/>
    </style:style>
    <style:style style:name="TableCell329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0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3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33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335" style:family="table-row">
      <style:table-row-properties style:row-height="0.1972in" style:use-optimal-row-height="false" fo:keep-together="always"/>
    </style:style>
    <style:style style:name="TableCell336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7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3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3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340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342" style:family="table-row">
      <style:table-row-properties style:row-height="0.1972in" style:use-optimal-row-height="false" fo:keep-together="always"/>
    </style:style>
    <style:style style:name="TableCell343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4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347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48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351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353" style:family="table-row">
      <style:table-row-properties style:min-row-height="0.2326in" style:use-optimal-row-height="false" fo:keep-together="always"/>
    </style:style>
    <style:style style:name="TableCell354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7" style:parent-style-name="Standard" style:family="paragraph">
      <style:paragraph-properties style:snap-to-layout-grid="false" fo:line-height="0.1666in"/>
      <style:text-properties style:font-name="標楷體" style:font-name-asian="標楷體" fo:font-size="11pt" style:font-size-asian="11pt"/>
    </style:style>
    <style:style style:name="TableCell358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9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6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362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364" style:family="table-row">
      <style:table-row-properties style:min-row-height="0.2631in" style:use-optimal-row-height="false" fo:keep-together="always"/>
    </style:style>
    <style:style style:name="TableCell365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68" style:parent-style-name="Standard" style:family="paragraph">
      <style:paragraph-properties style:snap-to-layout-grid="false" fo:line-height="0.1666in"/>
      <style:text-properties style:font-name="標楷體" style:font-name-asian="標楷體" fo:font-size="11pt" style:font-size-asian="11pt"/>
    </style:style>
    <style:style style:name="TableCell369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0" style:parent-style-name="Standard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7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373" style:family="table-cell">
      <style:table-cell-properties fo:border-top="0.0104in solid #000000" fo:border-left="0.0069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375" style:family="table-row">
      <style:table-row-properties style:min-row-height="0.3868in" style:use-optimal-row-height="false" fo:keep-together="always"/>
    </style:style>
    <style:style style:name="TableCell376" style:family="table-cell">
      <style:table-cell-properties fo:border-top="0.0069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7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378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9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380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1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382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3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384" style:family="table-cell">
      <style:table-cell-properties fo:border-top="0.0069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85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386" style:family="table-cell">
      <style:table-cell-properties fo:border-top="0.0069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87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388" style:family="table-row">
      <style:table-row-properties style:min-row-height="0.4208in" style:use-optimal-row-height="false" fo:keep-together="always"/>
    </style:style>
    <style:style style:name="TableCell389" style:family="table-cell">
      <style:table-cell-properties fo:border-top="0.0104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90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P391" style:parent-style-name="Standard" style:family="paragraph">
      <style:paragraph-properties style:snap-to-layout-grid="false" fo:text-align="center" fo:line-height="0.1666in"/>
      <style:text-properties style:font-name="標楷體" style:font-name-asian="標楷體" fo:font-size="10pt" style:font-size-asian="10pt"/>
    </style:style>
    <style:style style:name="TableCell392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393" style:parent-style-name="Standard" style:family="paragraph">
      <style:paragraph-properties style:snap-to-layout-grid="false" fo:text-align="justify" fo:line-height="0.1666in"/>
      <style:text-properties style:font-name="標楷體" style:font-name-asian="標楷體" fo:font-size="10pt" style:font-size-asian="10pt"/>
    </style:style>
    <style:style style:name="P394" style:parent-style-name="Standard" style:family="paragraph">
      <style:paragraph-properties style:snap-to-layout-grid="false" fo:text-align="justify" fo:line-height="0.1666in"/>
      <style:text-properties style:font-name="標楷體" style:font-name-asian="標楷體" fo:font-size="10pt" style:font-size-asian="10pt"/>
    </style:style>
    <style:style style:name="P395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>低壓電器設備<text:s text:c="2"/>定期檢查表<text:s/>(每年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系所單位</text:p>
          </table:table-cell>
          <table:table-cell table:style-name="TableCell22" table:number-columns-spanned="4">
            <text:p text:style-name="P23"/>
          </table:table-cell>
          <table:covered-table-cell/>
          <table:covered-table-cell/>
          <table:covered-table-cell/>
          <table:table-cell table:style-name="TableCell24">
            <text:p text:style-name="P25">實驗室</text:p>
            <text:p text:style-name="P26">名<text:s text:c="2"/>稱</text:p>
          </table:table-cell>
          <table:table-cell table:style-name="TableCell27" table:number-columns-spanned="6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9">
            <text:p text:style-name="P30">檢查</text:p>
            <text:p text:style-name="P31">日期</text:p>
          </table:table-cell>
          <table:table-cell table:style-name="TableCell32" table:number-columns-spanned="3">
            <text:p text:style-name="P33">年　　月　　日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項次</text:p>
          </table:table-cell>
          <table:table-cell table:style-name="TableCell37" table:number-columns-spanned="2">
            <text:p text:style-name="P38">檢查項目</text:p>
          </table:table-cell>
          <table:covered-table-cell/>
          <table:table-cell table:style-name="TableCell39" table:number-columns-spanned="5">
            <text:p text:style-name="P40">檢查基準</text:p>
          </table:table-cell>
          <table:covered-table-cell/>
          <table:covered-table-cell/>
          <table:covered-table-cell/>
          <table:covered-table-cell/>
          <table:table-cell table:style-name="TableCell41">
            <text:p text:style-name="P42">檢查</text:p>
            <text:p text:style-name="P43">方法</text:p>
          </table:table-cell>
          <table:table-cell table:style-name="TableCell44" table:number-columns-spanned="2">
            <text:p text:style-name="P45">結果</text:p>
          </table:table-cell>
          <table:covered-table-cell/>
          <table:table-cell table:style-name="TableCell46" table:number-columns-spanned="4">
            <text:p text:style-name="P47">改善措施內容</text:p>
          </table:table-cell>
          <table:covered-table-cell/>
          <table:covered-table-cell/>
          <table:covered-table-cell/>
          <table:table-cell table:style-name="TableCell48">
            <text:p text:style-name="P49">改善追蹤</text:p>
          </table:table-cell>
        </table:table-row>
        <table:table-row table:style-name="TableRow50">
          <table:table-cell table:style-name="TableCell51" table:number-rows-spanned="2">
            <text:p text:style-name="P52">一</text:p>
          </table:table-cell>
          <table:table-cell table:style-name="TableCell53" table:number-columns-spanned="2" table:number-rows-spanned="2">
            <text:p text:style-name="P54">進屋線</text:p>
          </table:table-cell>
          <table:covered-table-cell/>
          <table:table-cell table:style-name="TableCell55" table:number-columns-spanned="5">
            <text:p text:style-name="P56">線徑有無過載</text:p>
          </table:table-cell>
          <table:covered-table-cell/>
          <table:covered-table-cell/>
          <table:covered-table-cell/>
          <table:covered-table-cell/>
          <table:table-cell table:style-name="TableCell57">
            <text:p text:style-name="P58"/>
          </table: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 table:number-rows-spanned="43">
            <text:p text:style-name="P62"/>
          </table:table-cell>
          <table:covered-table-cell/>
          <table:covered-table-cell/>
          <table:covered-table-cell/>
          <table:table-cell table:style-name="TableCell63" table:number-rows-spanned="43">
            <text:p text:style-name="P64"/>
          </table:table-cell>
        </table:table-row>
        <table:table-row table:style-name="TableRow65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66" table:number-columns-spanned="5">
            <text:p text:style-name="P67">有無燒焦現象</text:p>
          </table:table-cell>
          <table:covered-table-cell/>
          <table:covered-table-cell/>
          <table:covered-table-cell/>
          <table:covered-table-cell/>
          <table:table-cell table:style-name="TableCell68">
            <text:p text:style-name="P69"/>
          </table:table-cell>
          <table:table-cell table:style-name="TableCell70" table:number-columns-spanned="2">
            <text:p text:style-name="P7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2">
          <table:table-cell table:style-name="TableCell73" table:number-rows-spanned="3">
            <text:p text:style-name="P74">二</text:p>
          </table:table-cell>
          <table:table-cell table:style-name="TableCell75" table:number-columns-spanned="2" table:number-rows-spanned="3">
            <text:p text:style-name="P76">電表箱</text:p>
          </table:table-cell>
          <table:covered-table-cell/>
          <table:table-cell table:style-name="TableCell77" table:number-columns-spanned="5">
            <text:p text:style-name="P78">表箱有無生鏽</text:p>
          </table:table-cell>
          <table:covered-table-cell/>
          <table:covered-table-cell/>
          <table:covered-table-cell/>
          <table:covered-table-cell/>
          <table:table-cell table:style-name="TableCell79">
            <text:p text:style-name="P80"/>
          </table:table-cell>
          <table:table-cell table:style-name="TableCell81" table:number-columns-spanned="2">
            <text:p text:style-name="P8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3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84" table:number-columns-spanned="5">
            <text:p text:style-name="P85">外殼是否破損</text:p>
          </table:table-cell>
          <table:covered-table-cell/>
          <table:covered-table-cell/>
          <table:covered-table-cell/>
          <table:covered-table-cell/>
          <table:table-cell table:style-name="TableCell86">
            <text:p text:style-name="P87"/>
          </table:table-cell>
          <table:table-cell table:style-name="TableCell88" table:number-columns-spanned="2">
            <text:p text:style-name="P8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90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91" table:number-columns-spanned="5">
            <text:p text:style-name="P92">接地線是否良好</text:p>
          </table:table-cell>
          <table:covered-table-cell/>
          <table:covered-table-cell/>
          <table:covered-table-cell/>
          <table:covered-table-cell/>
          <table:table-cell table:style-name="TableCell93">
            <text:p text:style-name="P94"/>
          </table:table-cell>
          <table:table-cell table:style-name="TableCell95" table:number-columns-spanned="2">
            <text:p text:style-name="P9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97">
          <table:table-cell table:style-name="TableCell98" table:number-rows-spanned="4">
            <text:p text:style-name="P99">三</text:p>
          </table:table-cell>
          <table:table-cell table:style-name="TableCell100" table:number-columns-spanned="2" table:number-rows-spanned="4">
            <text:p text:style-name="P101">總開關</text:p>
          </table:table-cell>
          <table:covered-table-cell/>
          <table:table-cell table:style-name="TableCell102" table:number-columns-spanned="5">
            <text:p text:style-name="P103">有無過載燒損之現象</text:p>
          </table:table-cell>
          <table:covered-table-cell/>
          <table:covered-table-cell/>
          <table:covered-table-cell/>
          <table:covered-table-cell/>
          <table:table-cell table:style-name="TableCell104" table:number-rows-spanned="2">
            <text:p text:style-name="P105"/>
          </table:table-cell>
          <table:table-cell table:style-name="TableCell106" table:number-columns-spanned="2" table:number-rows-spanned="2">
            <text:p text:style-name="P10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08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09" table:number-columns-spanned="5">
            <text:p text:style-name="P110">開關之前後配線是否完整</text:p>
          </table:table-cell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11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12" table:number-columns-spanned="5">
            <text:p text:style-name="P113">使用中有無超過常溫之熱度</text:p>
          </table:table-cell>
          <table:covered-table-cell/>
          <table:covered-table-cell/>
          <table:covered-table-cell/>
          <table:covered-table-cell/>
          <table:table-cell table:style-name="TableCell114" table:number-rows-spanned="2">
            <text:p text:style-name="P115"/>
          </table:table-cell>
          <table:table-cell table:style-name="TableCell116" table:number-columns-spanned="2" table:number-rows-spanned="2">
            <text:p text:style-name="P11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18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19" table:number-columns-spanned="5">
            <text:p text:style-name="P120">開關箱接地線是否良好</text:p>
          </table:table-cell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1">
          <table:table-cell table:style-name="TableCell122" table:number-rows-spanned="4">
            <text:p text:style-name="P123">四</text:p>
          </table:table-cell>
          <table:table-cell table:style-name="TableCell124" table:number-columns-spanned="2" table:number-rows-spanned="4">
            <text:p text:style-name="P125">分路開關</text:p>
          </table:table-cell>
          <table:covered-table-cell/>
          <table:table-cell table:style-name="TableCell126" table:number-columns-spanned="5">
            <text:p text:style-name="P127">開關與配線頭是否完整</text:p>
          </table:table-cell>
          <table:covered-table-cell/>
          <table:covered-table-cell/>
          <table:covered-table-cell/>
          <table:covered-table-cell/>
          <table:table-cell table:style-name="TableCell128">
            <text:p text:style-name="P129"/>
          </table:table-cell>
          <table:table-cell table:style-name="TableCell130" table:number-columns-spanned="2">
            <text:p text:style-name="P13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32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33" table:number-columns-spanned="5">
            <text:p text:style-name="P134">有無過載燒焦現象</text:p>
          </table:table-cell>
          <table:covered-table-cell/>
          <table:covered-table-cell/>
          <table:covered-table-cell/>
          <table:covered-table-cell/>
          <table:table-cell table:style-name="TableCell135">
            <text:p text:style-name="P136"/>
          </table:table-cell>
          <table:table-cell table:style-name="TableCell137" table:number-columns-spanned="2">
            <text:p text:style-name="P13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39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40" table:number-columns-spanned="5">
            <text:p text:style-name="P141">線徑與開關是否配合</text:p>
          </table:table-cell>
          <table:covered-table-cell/>
          <table:covered-table-cell/>
          <table:covered-table-cell/>
          <table:covered-table-cell/>
          <table:table-cell table:style-name="TableCell142" table:number-rows-spanned="2">
            <text:p text:style-name="P143"/>
          </table:table-cell>
          <table:table-cell table:style-name="TableCell144" table:number-columns-spanned="2" table:number-rows-spanned="2">
            <text:p text:style-name="P14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46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47" table:number-columns-spanned="5">
            <text:p text:style-name="P148">開關箱接地線是否良好</text:p>
          </table:table-cell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49">
          <table:table-cell table:style-name="TableCell150" table:number-rows-spanned="4">
            <text:p text:style-name="P151">五</text:p>
          </table:table-cell>
          <table:table-cell table:style-name="TableCell152" table:number-columns-spanned="2" table:number-rows-spanned="4">
            <text:p text:style-name="P153">幹線</text:p>
          </table:table-cell>
          <table:covered-table-cell/>
          <table:table-cell table:style-name="TableCell154" table:number-columns-spanned="5">
            <text:p text:style-name="P155">各幹線有無過載之現象</text:p>
          </table:table-cell>
          <table:covered-table-cell/>
          <table:covered-table-cell/>
          <table:covered-table-cell/>
          <table:covered-table-cell/>
          <table:table-cell table:style-name="TableCell156" table:number-rows-spanned="2">
            <text:p text:style-name="P157"/>
          </table:table-cell>
          <table:table-cell table:style-name="TableCell158" table:number-columns-spanned="2" table:number-rows-spanned="2">
            <text:p text:style-name="P15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60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61" table:number-columns-spanned="5">
            <text:p text:style-name="P162">線頭與開關接觸是否良好</text:p>
          </table:table-cell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63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64" table:number-columns-spanned="5">
            <text:p text:style-name="P165">保險絲與線徑是否適當</text:p>
          </table:table-cell>
          <table:covered-table-cell/>
          <table:covered-table-cell/>
          <table:covered-table-cell/>
          <table:covered-table-cell/>
          <table:table-cell table:style-name="TableCell166" table:number-rows-spanned="2">
            <text:p text:style-name="P167"/>
          </table:table-cell>
          <table:table-cell table:style-name="TableCell168" table:number-columns-spanned="2" table:number-rows-spanned="2">
            <text:p text:style-name="P16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0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71" table:number-columns-spanned="5">
            <text:p text:style-name="P172">幹線線頭有無燒無之現象</text:p>
          </table:table-cell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3">
          <table:table-cell table:style-name="TableCell174" table:number-rows-spanned="6">
            <text:p text:style-name="P175">六</text:p>
          </table:table-cell>
          <table:table-cell table:style-name="TableCell176" table:number-columns-spanned="2" table:number-rows-spanned="6">
            <text:p text:style-name="P177">導線管</text:p>
          </table:table-cell>
          <table:covered-table-cell/>
          <table:table-cell table:style-name="TableCell178" table:number-columns-spanned="5">
            <text:p text:style-name="P179">管徑與導線是否符合內規</text:p>
          </table:table-cell>
          <table:covered-table-cell/>
          <table:covered-table-cell/>
          <table:covered-table-cell/>
          <table:covered-table-cell/>
          <table:table-cell table:style-name="TableCell180">
            <text:p text:style-name="P181"/>
          </table:table-cell>
          <table:table-cell table:style-name="TableCell182" table:number-columns-spanned="2">
            <text:p text:style-name="P18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84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85" table:number-columns-spanned="5">
            <text:p text:style-name="P186">線頭與開關接觸是否良好</text:p>
          </table:table-cell>
          <table:covered-table-cell/>
          <table:covered-table-cell/>
          <table:covered-table-cell/>
          <table:covered-table-cell/>
          <table:table-cell table:style-name="TableCell187">
            <text:p text:style-name="P188"/>
          </table:table-cell>
          <table:table-cell table:style-name="TableCell189" table:number-columns-spanned="2">
            <text:p text:style-name="P19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91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92" table:number-columns-spanned="5">
            <text:p text:style-name="P193">明管之連接是否良好</text:p>
          </table:table-cell>
          <table:covered-table-cell/>
          <table:covered-table-cell/>
          <table:covered-table-cell/>
          <table:covered-table-cell/>
          <table:table-cell table:style-name="TableCell194">
            <text:p text:style-name="P195"/>
          </table:table-cell>
          <table:table-cell table:style-name="TableCell196" table:number-columns-spanned="2">
            <text:p text:style-name="P19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98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199" table:number-columns-spanned="5">
            <text:p text:style-name="P200">導線管是否焊接地線</text:p>
          </table:table-cell>
          <table:covered-table-cell/>
          <table:covered-table-cell/>
          <table:covered-table-cell/>
          <table:covered-table-cell/>
          <table:table-cell table:style-name="TableCell201" table:number-rows-spanned="3">
            <text:p text:style-name="P202"/>
          </table:table-cell>
          <table:table-cell table:style-name="TableCell203" table:number-columns-spanned="2" table:number-rows-spanned="3">
            <text:p text:style-name="P20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05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06" table:number-columns-spanned="5">
            <text:p text:style-name="P207">PVC管大無燒焦之現象</text:p>
          </table:table-cell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08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09" table:number-columns-spanned="5">
            <text:p text:style-name="P210">配管之支持物是否良好</text:p>
          </table:table-cell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11">
          <table:table-cell table:style-name="TableCell212" table:number-rows-spanned="6">
            <text:p text:style-name="P213">七</text:p>
          </table:table-cell>
          <table:table-cell table:style-name="TableCell214" table:number-columns-spanned="2" table:number-rows-spanned="6">
            <text:p text:style-name="P215">電磁開關</text:p>
          </table:table-cell>
          <table:covered-table-cell/>
          <table:table-cell table:style-name="TableCell216" table:number-columns-spanned="5">
            <text:p text:style-name="P217">電磁開關之容量是否符合馬達</text:p>
          </table:table-cell>
          <table:covered-table-cell/>
          <table:covered-table-cell/>
          <table:covered-table-cell/>
          <table:covered-table-cell/>
          <table:table-cell table:style-name="TableCell218">
            <text:p text:style-name="P219"/>
          </table:table-cell>
          <table:table-cell table:style-name="TableCell220" table:number-columns-spanned="2">
            <text:p text:style-name="P22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22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23" table:number-columns-spanned="5">
            <text:p text:style-name="P224">ON OFF押扣開關是否良好</text:p>
          </table:table-cell>
          <table:covered-table-cell/>
          <table:covered-table-cell/>
          <table:covered-table-cell/>
          <table:covered-table-cell/>
          <table:table-cell table:style-name="TableCell225">
            <text:p text:style-name="P226"/>
          </table:table-cell>
          <table:table-cell table:style-name="TableCell227" table:number-columns-spanned="2">
            <text:p text:style-name="P22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29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30" table:number-columns-spanned="5">
            <text:p text:style-name="P231">熱動過負荷繼電器是否正常</text:p>
          </table:table-cell>
          <table:covered-table-cell/>
          <table:covered-table-cell/>
          <table:covered-table-cell/>
          <table:covered-table-cell/>
          <table:table-cell table:style-name="TableCell232">
            <text:p text:style-name="P233"/>
          </table:table-cell>
          <table:table-cell table:style-name="TableCell234" table:number-columns-spanned="2">
            <text:p text:style-name="P23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36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37" table:number-columns-spanned="5">
            <text:p text:style-name="P238">接觸點有無燒焦或脫落現象</text:p>
          </table:table-cell>
          <table:covered-table-cell/>
          <table:covered-table-cell/>
          <table:covered-table-cell/>
          <table:covered-table-cell/>
          <table:table-cell table:style-name="TableCell239">
            <text:p text:style-name="P240"/>
          </table:table-cell>
          <table:table-cell table:style-name="TableCell241" table:number-columns-spanned="2">
            <text:p text:style-name="P24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43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44" table:number-columns-spanned="5">
            <text:p text:style-name="P245">配線是否良好</text:p>
          </table:table-cell>
          <table:covered-table-cell/>
          <table:covered-table-cell/>
          <table:covered-table-cell/>
          <table:covered-table-cell/>
          <table:table-cell table:style-name="TableCell246">
            <text:p text:style-name="P247"/>
          </table:table-cell>
          <table:table-cell table:style-name="TableCell248" table:number-columns-spanned="2">
            <text:p text:style-name="P24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50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51" table:number-columns-spanned="5">
            <text:p text:style-name="P252">接地線是否完整</text:p>
          </table:table-cell>
          <table:covered-table-cell/>
          <table:covered-table-cell/>
          <table:covered-table-cell/>
          <table:covered-table-cell/>
          <table:table-cell table:style-name="TableCell253">
            <text:p text:style-name="P254"/>
          </table:table-cell>
          <table:table-cell table:style-name="TableCell255" table:number-columns-spanned="2">
            <text:p text:style-name="P25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57">
          <table:table-cell table:style-name="TableCell258" table:number-rows-spanned="4">
            <text:p text:style-name="P259">八</text:p>
          </table:table-cell>
          <table:table-cell table:style-name="TableCell260" table:number-columns-spanned="2" table:number-rows-spanned="4">
            <text:p text:style-name="P261">低壓馬達(200V,380V)</text:p>
          </table:table-cell>
          <table:covered-table-cell/>
          <table:table-cell table:style-name="TableCell262" table:number-columns-spanned="5">
            <text:p text:style-name="P263">馬達外殼有無接地</text:p>
          </table:table-cell>
          <table:covered-table-cell/>
          <table:covered-table-cell/>
          <table:covered-table-cell/>
          <table:covered-table-cell/>
          <table:table-cell table:style-name="TableCell264">
            <text:p text:style-name="P265"/>
          </table:table-cell>
          <table:table-cell table:style-name="TableCell266" table:number-columns-spanned="2">
            <text:p text:style-name="P26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68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69" table:number-columns-spanned="5">
            <text:p text:style-name="P270">接線端常動部份有無露出現象</text:p>
          </table:table-cell>
          <table:covered-table-cell/>
          <table:covered-table-cell/>
          <table:covered-table-cell/>
          <table:covered-table-cell/>
          <table:table-cell table:style-name="TableCell271">
            <text:p text:style-name="P272"/>
          </table:table-cell>
          <table:table-cell table:style-name="TableCell273" table:number-columns-spanned="2">
            <text:p text:style-name="P27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75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76" table:number-columns-spanned="5">
            <text:p text:style-name="P277">馬達固定位置是否良好</text:p>
          </table:table-cell>
          <table:covered-table-cell/>
          <table:covered-table-cell/>
          <table:covered-table-cell/>
          <table:covered-table-cell/>
          <table:table-cell table:style-name="TableCell278">
            <text:p text:style-name="P279"/>
          </table:table-cell>
          <table:table-cell table:style-name="TableCell280" table:number-columns-spanned="2">
            <text:p text:style-name="P28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82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283" table:number-columns-spanned="5">
            <text:p text:style-name="P284">馬達外殼有無生鏽或污穢</text:p>
          </table:table-cell>
          <table:covered-table-cell/>
          <table:covered-table-cell/>
          <table:covered-table-cell/>
          <table:covered-table-cell/>
          <table:table-cell table:style-name="TableCell285">
            <text:p text:style-name="P286"/>
          </table:table-cell>
          <table:table-cell table:style-name="TableCell287" table:number-columns-spanned="2">
            <text:p text:style-name="P28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289">
          <table:table-cell table:style-name="TableCell290" table:number-rows-spanned="4">
            <text:p text:style-name="P291">九</text:p>
          </table:table-cell>
          <table:table-cell table:style-name="TableCell292" table:number-columns-spanned="2" table:number-rows-spanned="4">
            <text:p text:style-name="P293">低壓電容器(200V,380V)</text:p>
          </table:table-cell>
          <table:covered-table-cell/>
          <table:table-cell table:style-name="TableCell294" table:number-columns-spanned="5">
            <text:p text:style-name="P295">外殼是否生鏽現象</text:p>
          </table:table-cell>
          <table:covered-table-cell/>
          <table:covered-table-cell/>
          <table:covered-table-cell/>
          <table:covered-table-cell/>
          <table:table-cell table:style-name="TableCell296">
            <text:p text:style-name="P297"/>
          </table:table-cell>
          <table:table-cell table:style-name="TableCell298" table:number-columns-spanned="2">
            <text:p text:style-name="P29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00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301" table:number-columns-spanned="5">
            <text:p text:style-name="P302">體積有無膨脹現象</text:p>
          </table:table-cell>
          <table:covered-table-cell/>
          <table:covered-table-cell/>
          <table:covered-table-cell/>
          <table:covered-table-cell/>
          <table:table-cell table:style-name="TableCell303">
            <text:p text:style-name="P304"/>
          </table:table-cell>
          <table:table-cell table:style-name="TableCell305" table:number-columns-spanned="2">
            <text:p text:style-name="P30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07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308" table:number-columns-spanned="5">
            <text:p text:style-name="P309">接地線有無連結而完整</text:p>
          </table:table-cell>
          <table:covered-table-cell/>
          <table:covered-table-cell/>
          <table:covered-table-cell/>
          <table:covered-table-cell/>
          <table:table-cell table:style-name="TableCell310" table:number-rows-spanned="2">
            <text:p text:style-name="P311"/>
          </table:table-cell>
          <table:table-cell table:style-name="TableCell312" table:number-columns-spanned="2" table:number-rows-spanned="2">
            <text:p text:style-name="P31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14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315" table:number-columns-spanned="5">
            <text:p text:style-name="P316">有無漏油現象</text:p>
          </table:table-cell>
          <table:covered-table-cell/>
          <table:covered-table-cell/>
          <table:covered-table-cell/>
          <table:covered-table-cell/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17">
          <table:table-cell table:style-name="TableCell318" table:number-rows-spanned="3">
            <text:p text:style-name="P319">十</text:p>
          </table:table-cell>
          <table:table-cell table:style-name="TableCell320" table:number-columns-spanned="2" table:number-rows-spanned="3">
            <text:p text:style-name="P321">漏電斷路</text:p>
          </table:table-cell>
          <table:covered-table-cell/>
          <table:table-cell table:style-name="TableCell322" table:number-columns-spanned="5">
            <text:p text:style-name="P323">按測試鈕開關是否跳脫</text:p>
          </table:table-cell>
          <table:covered-table-cell/>
          <table:covered-table-cell/>
          <table:covered-table-cell/>
          <table:covered-table-cell/>
          <table:table-cell table:style-name="TableCell324">
            <text:p text:style-name="P325"/>
          </table:table-cell>
          <table:table-cell table:style-name="TableCell326" table:number-columns-spanned="2">
            <text:p text:style-name="P32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28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329" table:number-columns-spanned="5">
            <text:p text:style-name="P330">潮濕地方是否按裝漏電器</text:p>
          </table:table-cell>
          <table:covered-table-cell/>
          <table:covered-table-cell/>
          <table:covered-table-cell/>
          <table:covered-table-cell/>
          <table:table-cell table:style-name="TableCell331">
            <text:p text:style-name="P332"/>
          </table:table-cell>
          <table:table-cell table:style-name="TableCell333" table:number-columns-spanned="2">
            <text:p text:style-name="P33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35"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/>
          <table:table-cell table:style-name="TableCell336" table:number-columns-spanned="5">
            <text:p text:style-name="P337">接觸端的導線是否燒焦現象</text:p>
          </table:table-cell>
          <table:covered-table-cell/>
          <table:covered-table-cell/>
          <table:covered-table-cell/>
          <table:covered-table-cell/>
          <table:table-cell table:style-name="TableCell338">
            <text:p text:style-name="P339"/>
          </table:table-cell>
          <table:table-cell table:style-name="TableCell340" table:number-columns-spanned="2">
            <text:p text:style-name="P34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42">
          <table:table-cell table:style-name="TableCell343">
            <text:p text:style-name="P344">十一</text:p>
          </table:table-cell>
          <table:table-cell table:style-name="TableCell345" table:number-columns-spanned="2">
            <text:p text:style-name="P346">功率因數</text:p>
          </table:table-cell>
          <table:covered-table-cell/>
          <table:table-cell table:style-name="TableCell347" table:number-columns-spanned="5">
            <text:p text:style-name="P348">效率是否良好</text:p>
          </table:table-cell>
          <table:covered-table-cell/>
          <table:covered-table-cell/>
          <table:covered-table-cell/>
          <table:covered-table-cell/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53">
          <table:table-cell table:style-name="TableCell354">
            <text:p text:style-name="P355">十二</text:p>
          </table:table-cell>
          <table:table-cell table:style-name="TableCell356" table:number-columns-spanned="2">
            <text:p text:style-name="P357">與台灣電力公司契約容量</text:p>
          </table:table-cell>
          <table:covered-table-cell/>
          <table:table-cell table:style-name="TableCell358" table:number-columns-spanned="5">
            <text:p text:style-name="P359">是否超過</text:p>
          </table:table-cell>
          <table:covered-table-cell/>
          <table:covered-table-cell/>
          <table:covered-table-cell/>
          <table:covered-table-cell/>
          <table:table-cell table:style-name="TableCell360">
            <text:p text:style-name="P361"/>
          </table:table-cell>
          <table:table-cell table:style-name="TableCell362" table:number-columns-spanned="2">
            <text:p text:style-name="P36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64">
          <table:table-cell table:style-name="TableCell365">
            <text:p text:style-name="P366">十三</text:p>
          </table:table-cell>
          <table:table-cell table:style-name="TableCell367" table:number-columns-spanned="2">
            <text:p text:style-name="P368">各項用電設備之動作試驗</text:p>
          </table:table-cell>
          <table:covered-table-cell/>
          <table:table-cell table:style-name="TableCell369" table:number-columns-spanned="5">
            <text:p text:style-name="P370">各項用電設備之動作試驗</text:p>
          </table:table-cell>
          <table:covered-table-cell/>
          <table:covered-table-cell/>
          <table:covered-table-cell/>
          <table:covered-table-cell/>
          <table:table-cell table:style-name="TableCell371">
            <text:p text:style-name="P372"/>
          </table:table-cell>
          <table:table-cell table:style-name="TableCell373" table:number-columns-spanned="2">
            <text:p text:style-name="P37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375">
          <table:table-cell table:style-name="TableCell376" table:number-columns-spanned="2">
            <text:p text:style-name="P377">檢查人員簽名</text:p>
          </table:table-cell>
          <table:covered-table-cell/>
          <table:table-cell table:style-name="TableCell378" table:number-columns-spanned="2">
            <text:p text:style-name="P379"/>
          </table:table-cell>
          <table:covered-table-cell/>
          <table:table-cell table:style-name="TableCell380" table:number-columns-spanned="3">
            <text:p text:style-name="P381">負責人簽名</text:p>
          </table:table-cell>
          <table:covered-table-cell/>
          <table:covered-table-cell/>
          <table:table-cell table:style-name="TableCell382" table:number-columns-spanned="3">
            <text:p text:style-name="P383"/>
          </table:table-cell>
          <table:covered-table-cell/>
          <table:covered-table-cell/>
          <table:table-cell table:style-name="TableCell384" table:number-columns-spanned="4">
            <text:p text:style-name="P385">主管簽名</text:p>
          </table:table-cell>
          <table:covered-table-cell/>
          <table:covered-table-cell/>
          <table:covered-table-cell/>
          <table:table-cell table:style-name="TableCell386" table:number-columns-spanned="2">
            <text:p text:style-name="P387"/>
          </table:table-cell>
          <table:covered-table-cell/>
        </table:table-row>
        <table:table-row table:style-name="TableRow388">
          <table:table-cell table:style-name="TableCell389">
            <text:p text:style-name="P390">說</text:p>
            <text:p text:style-name="P391">明</text:p>
          </table:table-cell>
          <table:table-cell table:style-name="TableCell392" table:number-columns-spanned="15">
            <text:p text:style-name="P393">1.<text:s/>檢查結果:正常ˇ，異常須送修或改善×。</text:p>
            <text:p text:style-name="P394">2.<text:s/>表格備存三年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字元" style:display-name="頁首 字元" style:family="text" style:parent-style-name="預設段落字型"/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25in" fo:margin-bottom="0.1972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快速淋洗設備每月定期檢查表</dc:title>
    <meta:initial-creator>cic</meta:initial-creator>
    <dc:creator>Tseng, Misha</dc:creator>
    <meta:creation-date>2010-05-09T18:15:00Z</meta:creation-date>
    <dc:date>2020-04-14T05:24:00Z</dc:date>
    <meta:print-date>2009-11-11T15:51:00Z</meta:print-date>
    <meta:template xlink:href="Normal" xlink:type="simple"/>
    <meta:editing-cycles>11</meta:editing-cycles>
    <meta:editing-duration>PT600S</meta:editing-duration>
    <meta:document-statistic meta:page-count="1" meta:paragraph-count="1" meta:word-count="148" meta:character-count="994" meta:row-count="7" meta:non-whitespace-character-count="847"/>
  </office:meta>
</office:document-meta>
</file>